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9.525cm" svg:height="7.62cm" svg:x="6.35cm" svg:y="6.985cm">
          <text:p/>
        </draw:rect>
        <draw:line draw:style-name="gr1" draw:text-style-name="P1" draw:layer="layout" svg:x1="6.35cm" svg:y1="12.065cm" svg:x2="15.875cm" svg:y2="12.065cm">
          <text:p/>
        </draw:line>
        <draw:line draw:style-name="gr1" draw:text-style-name="P1" draw:layer="layout" svg:x1="6.35cm" svg:y1="9.525cm" svg:x2="15.875cm" svg:y2="9.525cm">
          <text:p/>
        </draw:line>
        <draw:custom-shape draw:style-name="gr2" draw:text-style-name="P1" draw:layer="layout" svg:width="1.27cm" svg:height="0.635cm" svg:x="5.065cm" svg:y="7.8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7cm" svg:height="0.635cm" svg:x="5.013cm" svg:y="10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7cm" svg:height="0.635cm" svg:x="5.019cm" svg:y="12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3" draw:text-style-name="P1" draw:layer="layout" svg:width="9.682cm" svg:height="2.54cm" svg:x="6.193cm" svg:y="9.525cm" svg:viewBox="0 0 9683 2541" svg:d="m0 2540c4374 0 2222-2540 7034-2540 4812 0 1975 0 0 0">
          <text:p/>
        </draw:path>
        <draw:custom-shape draw:style-name="gr2" draw:text-style-name="P1" draw:layer="layout" svg:width="2.503cm" svg:height="0.635cm" svg:x="15.912cm" svg:y="7.8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559cm" svg:height="0.635cm" svg:x="15.869cm" svg:y="10.4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559cm" svg:height="0.635cm" svg:x="15.876cm" svg:y="13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2-24T13:07:57</meta:creation-date>
    <dc:date>2006-02-24T13:17:20</dc:date>
    <dc:language>en-US</dc:language>
    <meta:editing-cycles>2</meta:editing-cycles>
    <meta:editing-duration>PT9M2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